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e8ad"/>
    </style:style>
    <style:style style:name="T1" style:family="text">
      <style:text-properties officeooo:rsid="0015e8ad"/>
    </style:style>
    <style:style style:name="T2" style:family="text">
      <style:text-properties officeooo:rsid="001699c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el proyecto Java <text:span text:style-name="T1">(Tarea_DI07) </text:span>nos encontramos con una aplicación de <text:span text:style-name="T1">escritorio con </text:span>entorno gráfico. La aplicación permite seleccionar un fichero de texto (extensión .txt) y buscar en su interior un texto. <text:line-break/><text:span text:style-name="T2">Para este proyecto se c</text:span>rea un instalable con NSIS, <text:span text:style-name="T2">el cual tiene como objetivo,</text:span> instalar y ejecutar la aplicación en Windows, <text:span text:style-name="T2">e </text:span>indica que se va a realizar la instalación de “Tarea_DI07” <text:span text:style-name="T2">en el</text:span> directorio de <text:span text:style-name="T2">d</text:span>estino “C:\Program Files (x86)\Tarea_DI07”, <text:span text:style-name="T2">así mismo se</text:span> <text:span text:style-name="T2">asigna un </text:span>icono distinto al dado por defecto.<text:line-break/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9T11:34:51.216000000</dc:date>
    <meta:editing-duration>PT18M6S</meta:editing-duration>
    <meta:editing-cycles>3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1" meta:word-count="83" meta:character-count="521" meta:non-whitespace-character-count="436"/>
  </office:meta>
</office:document-meta>
</file>